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0c02e0" officeooo:paragraph-rsid="000c02e0"/>
    </style:style>
    <style:style style:name="P2" style:family="paragraph" style:parent-style-name="Preformatted_20_Text">
      <style:paragraph-properties fo:text-align="justify" style:justify-single-word="false"/>
      <style:text-properties officeooo:rsid="000df7a0" officeooo:paragraph-rsid="000df7a0"/>
    </style:style>
    <style:style style:name="P3" style:family="paragraph" style:parent-style-name="Preformatted_20_Text">
      <style:paragraph-properties fo:text-align="center" style:justify-single-word="false"/>
      <style:text-properties fo:font-size="12pt" fo:font-weight="bold" officeooo:rsid="000df7a0" officeooo:paragraph-rsid="000df7a0" style:font-size-asian="12pt" style:font-weight-asian="bold" style:font-size-complex="12pt" style:font-weight-complex="bold"/>
    </style:style>
    <style:style style:name="P4" style:family="paragraph" style:parent-style-name="Preformatted_20_Text">
      <style:text-properties fo:font-weight="normal" officeooo:rsid="000df7a0" officeooo:paragraph-rsid="000df7a0" style:font-weight-asian="normal" style:font-weight-complex="normal"/>
    </style:style>
    <style:style style:name="P5" style:family="paragraph" style:parent-style-name="Preformatted_20_Text">
      <style:text-properties fo:font-weight="normal" officeooo:rsid="00107539" officeooo:paragraph-rsid="00107539" style:font-weight-asian="normal" style:font-weight-complex="normal"/>
    </style:style>
    <style:style style:name="P6" style:family="paragraph" style:parent-style-name="Preformatted_20_Text">
      <style:paragraph-properties fo:text-align="justify" style:justify-single-word="false"/>
      <style:text-properties officeooo:rsid="000ff2b2" officeooo:paragraph-rsid="000ff2b2"/>
    </style:style>
    <style:style style:name="P7" style:family="paragraph" style:parent-style-name="Preformatted_20_Text">
      <style:text-properties fo:font-weight="bold" officeooo:rsid="000c02e0" officeooo:paragraph-rsid="000c02e0" style:font-weight-asian="bold" style:font-weight-complex="bold"/>
    </style:style>
    <style:style style:name="P8" style:family="paragraph" style:parent-style-name="Preformatted_20_Text">
      <style:paragraph-properties fo:text-align="justify" style:justify-single-word="false"/>
      <style:text-properties officeooo:rsid="001026c3" officeooo:paragraph-rsid="001026c3"/>
    </style:style>
    <style:style style:name="P9" style:family="paragraph" style:parent-style-name="Preformatted_20_Text">
      <style:text-properties officeooo:rsid="00107539" officeooo:paragraph-rsid="00107539"/>
    </style:style>
    <style:style style:name="P10" style:family="paragraph" style:parent-style-name="Preformatted_20_Text" style:list-style-name="L1">
      <style:text-properties officeooo:rsid="000c02e0" officeooo:paragraph-rsid="000c02e0"/>
    </style:style>
    <style:style style:name="P11" style:family="paragraph" style:parent-style-name="Preformatted_20_Text" style:list-style-name="L2">
      <style:paragraph-properties fo:text-align="justify" style:justify-single-word="false"/>
      <style:text-properties officeooo:rsid="000df7a0" officeooo:paragraph-rsid="000df7a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officeooo:rsid="001026c3" style:font-weight-asian="bold" style:font-weight-complex="bold"/>
    </style:style>
    <style:style style:name="T4" style:family="text">
      <style:text-properties officeooo:rsid="000df7a0"/>
    </style:style>
    <style:style style:name="T5" style:family="text">
      <style:text-properties officeooo:rsid="00107539"/>
    </style:style>
    <style:style style:name="T6" style:family="text">
      <style:text-properties officeooo:rsid="001164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MASTER IEVA - Projet</text:p>
      <text:p text:style-name="P9"/>
      <text:p text:style-name="P4">Travail à réaliser en binôme <text:span text:style-name="T6">(/home/TP/modules/maisel/master.tgz)</text:span></text:p>
      <text:p text:style-name="P4">Restitution : semaine 50 (code + rapport d’une dizaine de pages)</text:p>
      <text:p text:style-name="P5">(sur Firefox : page about:config , option security.fileuri.strict_origin_policy à false .</text:p>
      <text:p text:style-name="P7"/>
      <text:p text:style-name="P1"><text:span text:style-name="T2">Question 1</text:span> : modifiez la classe Appli du fichier projet.js de façon à créer un terrain sur lequel des touffes d’herbes sont disposées de façon aléatoire.</text:p>
      <text:p text:style-name="P1"/>
      <text:p text:style-name="P1"><text:span text:style-name="T2">Question 2</text:span> : mettez en œuvre une nouvelle classe d’acteurs correspondant à des pingouins qui se déplacent en changeant de façon aléatoire de direcion tout en restant dans leur « champ ».</text:p>
      <text:p text:style-name="P1"/>
      <text:p text:style-name="P1"><text:span text:style-name="T2">Question 3</text:span> : les acteurs sont dotés d’un « nimbus ». Modifiez le comportement des acteurs pingouins de façon à ce qu’ils se déplacent de façon aléatoire mais que dès qu’ils sont dans le nimbus d’un autre acteur leur comportement se modifie : </text:p>
      <text:p text:style-name="P1"/>
      <text:list xml:id="list2446752041" text:style-name="L1">
        <text:list-item>
          <text:p text:style-name="P10"><text:span text:style-name="T1">touffe d’herbe</text:span> : le pingouin se dirige vers la touffe d’herbe et la mange quand il en est suffisament proche (elle disparaît alors)</text:p>
        </text:list-item>
        <text:list-item>
          <text:p text:style-name="P10"><text:span text:style-name="T1">avatar de l’utilisateur</text:span> : quand la distance entre l’utilisateur et un pingouin est en dessous d’un seuil fixé a priori le pingouin cherche à fuir l’avatar</text:p>
        </text:list-item>
        <text:list-item>
          <text:p text:style-name="P10"><text:span text:style-name="T1">pingouin</text:span> : le pingouin s’approche de son congénère jusq<text:span text:style-name="T5">u</text:span>’à une distance définie a priori <text:span text:style-name="T4">(afin d’éviter les collisions)</text:span></text:p>
        </text:list-item>
      </text:list>
      <text:p text:style-name="P1"/>
      <text:p text:style-name="P1"><text:span text:style-name="T2">Question 4</text:span> : <text:span text:style-name="T4">reprenez la question précédente mais en faisant attention aux points suivants : </text:span></text:p>
      <text:p text:style-name="P1"/>
      <text:list xml:id="list1605845992" text:style-name="L2">
        <text:list-item>
          <text:p text:style-name="P11">La géométrie de la région associée au nimbus peut, au choix du concepteur, être une sphère, un cylindre ou un cône</text:p>
          <text:p text:style-name="P11"/>
        </text:list-item>
        <text:list-item>
          <text:p text:style-name="P11">L’importance associée à un objet quand on est dans son nimbus peut varier (exemple : l’intensité d’un son en un point donné varie de façon inversement proportionnelle au carré de la distance de ce point à la source sonore considérée.</text:p>
          <text:p text:style-name="P11"/>
        </text:list-item>
        <text:list-item>
          <text:p text:style-name="P11">On cherche à avoir une architecture aussi générique que possible</text:p>
        </text:list-item>
      </text:list>
      <text:p text:style-name="P2"/>
      <text:p text:style-name="P2"><text:span text:style-name="T2">Question 5</text:span> : ajoutez à la notion de nimbus celle de focus. On pourra alors définir une notion de perception périphérique de B par A (par exemple : A dans le nimbus de B mais B n’appartenant pas au focus de A) et des comportements différents de A selon cette perception.</text:p>
      <text:p text:style-name="P2"/>
      <text:p text:style-name="P2"><text:span text:style-name="T2">Question 6</text:span> : les pingouins laissent derrière eux des traces de phéromones. Il s’agit de substances volatiles qui disparaissent avec le temps. Modifiez le comportement des pingouins de façon à ce qu’ils puissent être attirés par les phéromones des autres pingouins (sans pour autant qu’ils en oublient de se nourrir). Visualiser les phéromones par des sphères bleues plus ou moins transparentes selon leur « âge ». De façon à avoir des traitements réguliers on considèrera que les phéromones ont un nimbus.</text:p>
      <text:p text:style-name="P2"/>
      <text:p text:style-name="P8"><text:span text:style-name="T2">Question 7</text:span> : introduisez un nouveau type de pingouins : ils évoluent en groupes en utilisant les concepts introduits par les boids (Reynolds), c’est à dire les règles de cohésion, séparation et alignement. Placez dans le champ quelques rochers que les membres du groupe doivent être en mesure d’éviter(ils reforment leur groupe après avoir franchit un obstacle).</text:p>
      <text:p text:style-name="P2"/>
      <text:p text:style-name="P6"><text:span text:style-name="T2">Question </text:span><text:span text:style-name="T3">8</text:span> : optimisez les calculs en utilisant la notion d’aura ainsi qu’une structure de données spatiale, par exemple une grille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0-22T12:23:33.738690157</dc:date>
    <meta:editing-duration>PT22M24S</meta:editing-duration>
    <meta:editing-cycles>5</meta:editing-cycles>
    <meta:generator>LibreOffice/5.3.6.1$Linux_X86_64 LibreOffice_project/30$Build-1</meta:generator>
    <meta:document-statistic meta:table-count="0" meta:image-count="0" meta:object-count="0" meta:page-count="1" meta:paragraph-count="20" meta:word-count="505" meta:character-count="3005" meta:non-whitespace-character-count="2524"/>
  </office:meta>
</office:document-meta>
</file>